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cm" svg:height="0.873cm" draw:z-index="0"><draw:image xlink:href="../../odt/images/3061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Указатель сортировк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879cm" svg:height="1.058cm" draw:z-index="0"><draw:image xlink:href="../../odt/images/3061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используется для принудительной сортировки пользователем других блоков в требуемом порядке.</text:p>
            <text:p text:style-name="Text_20_body">При инициализации схемы в <text:span text:style-name="T3">ПК «</text:span>МВТУ» происходит сортировка всех блоков расчетной схемы для дальнейшего интегрирования схемы: на каждом шаге интегрирования блоки обсчитываются последовательно в том порядке, в котором они были отсортированы. Иногда требуется, чтобы выполнение (расчёт) одного блока был выполнен строго после другого блока.</text:p>
            <text:p text:style-name="Text_20_body">Блок, подсоединенный <text:span text:style-name="T2">к </text:span><text:span text:style-name="T1">выходу</text:span> <text:span text:style-name="T4">указателя сортировки</text:span>, выполняется строго <text:span text:style-name="T1">после</text:span> блоков, подсоединённых к входам <text:span text:style-name="T4">указателя сортировки</text:span>. Другими словами, блок является указанием для ПК «МВТУ» отсортировать следующий блок (подсоединённый к выходу) строго после предыдущих (подсоединённых к входам).</text:p>
            <text:p text:style-name="Text_20_body">Выходной сигнал блока <text:span text:style-name="T4">указатель сортировки</text:span> всегда равен входному сигналу на первом входе.</text:p>
            <text:p text:style-name="Text_20_body"><text:span text:style-name="T5">Свойства</text:span>:</text:p>
            <text:list xml:id="list3836709584448747883" text:style-name="L1">
              <text:list-item>
                <text:p text:style-name="P3">Количество портов — число, указывающее количество дополнительных входных сигналов блока.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казатель сортировки</dc:title>
    <dc:date>2012-03-30T16:00:15.20</dc:date>
    <meta:generator>OpenOffice_Beta/4.1.0$Win32 OpenOffice.org_project/410m14$Build-9760</meta:generator>
    <meta:editing-duration>PT3H43M6S</meta:editing-duration>
    <meta:editing-cycles>73</meta:editing-cycles>
    <meta:document-statistic meta:table-count="1" meta:image-count="2" meta:object-count="0" meta:page-count="1" meta:paragraph-count="12" meta:word-count="125" meta:character-count="973"/>
  </office:meta>
</office:document-meta>
</file>